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19845A5E4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49cm" fo:min-width="0.49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0.77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7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8" style:family="paragraph">
      <loext:graphic-properties draw:fill-color="#ffffff"/>
      <style:paragraph-properties fo:text-align="center"/>
      <style:text-properties fo:font-size="15pt"/>
    </style:style>
    <style:style style:name="P9" style:family="paragraph">
      <style:paragraph-properties fo:text-align="center"/>
      <style:text-properties fo:font-size="15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09cm" svg:height="11.43cm" svg:x="1.635cm" svg:y="2.27cm">
          <draw:image xlink:href="Pictures/100000000000028A0000019845A5E4D3.png" xlink:type="simple" xlink:show="embed" xlink:actuate="onLoad" draw:mime-type="image/png">
            <text:p/>
          </draw:image>
        </draw:frame>
        <draw:frame draw:style-name="gr2" draw:text-style-name="P3" draw:layer="layout" svg:width="15.069cm" svg:height="0.645cm" svg:x="1cm" svg:y="14.017cm">
          <draw:text-box>
            <text:p text:style-name="P2"><text:span text:style-name="T1">Source: https://ajakcyer97.medium.com/big-o-time-complexity-graph-simplified-798f3b67877a</text:span></text:p>
          </draw:text-box>
        </draw:frame>
      </draw:page>
      <draw:page draw:name="page2" draw:style-name="dp1" draw:master-page-name="Default">
        <draw:custom-shape draw:style-name="gr3" draw:text-style-name="P1" draw:layer="layout" svg:width="0.999cm" svg:height="0.999cm" svg:x="1.588cm" svg:y="3.452cm">
          <text:p text:style-name="P1">0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0.999cm" svg:height="0.999cm" svg:x="2.587cm" svg:y="3.452cm">
          <text:p text:style-name="P1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0.999cm" svg:height="0.999cm" svg:x="3.493cm" svg:y="3.45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9cm" svg:height="0.999cm" svg:x="4.446cm" svg:y="3.45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9cm" svg:height="0.999cm" svg:x="5.445cm" svg:y="3.452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99cm" svg:height="0.999cm" svg:x="6.351cm" svg:y="3.45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9cm" svg:height="0.999cm" svg:x="7.35cm" svg:y="3.45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9cm" svg:height="0.999cm" svg:x="8.302cm" svg:y="3.45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9cm" svg:height="0.999cm" svg:x="9.255cm" svg:y="3.45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9cm" svg:height="0.999cm" svg:x="10.207cm" svg:y="3.452cm">
          <text:p text:style-name="P1">9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2.838cm" svg:height="7.361cm" svg:x="1.497cm" svg:y="4.722cm">
          <draw:text-box>
            <text:p>0: 0 + 1 + 2 + 3 + 4 + 5 + 6 + 7 + 8 + 9 = 45</text:p>
            <text:p text:style-name="P4"><text:span text:style-name="T2">1: </text:span>1 + 2 + 3 + 4 + 5 + 6 + 7 + 8 + 9 = 45</text:p>
            <text:p text:style-name="P4"><text:span text:style-name="T2">2: </text:span>2 + 3 + 4 + 5 + 6 + 7 + 8 + 9 = 44</text:p>
            <text:p text:style-name="P4"><text:span text:style-name="T2">3: </text:span>3 + 4 + 5 + 6 + 7 + 8 + 9 = 42</text:p>
            <text:p text:style-name="P4">4: 4 + 5 + 6 + 7 + 8 + 9 = 39</text:p>
            <text:p text:style-name="P4"><text:span text:style-name="T2">5: </text:span>5 + 6 + 7 + 8 + 9 = 35</text:p>
            <text:p text:style-name="P4">6: 6 + 7 + 8 + 9 = 30</text:p>
            <text:p text:style-name="P4">7: 7 + 8 + 9 = 24</text:p>
            <text:p text:style-name="P4"><text:span text:style-name="T2">8: 8 +</text:span> 9 = 17</text:p>
            <text:p text:style-name="P4">9: 9 = 0</text:p>
          </draw:text-box>
        </draw:frame>
        <draw:custom-shape draw:style-name="gr5" draw:text-style-name="P1" draw:layer="layout" svg:width="1.27cm" svg:height="0.999cm" svg:x="11.795cm" svg:y="13.29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99cm" svg:height="0.999cm" svg:x="13.018cm" svg:y="13.29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27cm" svg:height="0.999cm" svg:x="10.525cm" svg:y="13.29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999cm" svg:x="9.255cm" svg:y="13.29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999cm" svg:x="7.985cm" svg:y="13.29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999cm" svg:x="6.715cm" svg:y="13.29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999cm" svg:x="5.445cm" svg:y="13.29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999cm" svg:x="4.175cm" svg:y="13.29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999cm" svg:x="2.905cm" svg:y="13.29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999cm" svg:x="1.635cm" svg:y="13.29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0.999cm" svg:x="11.795cm" svg:y="12.342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999cm" svg:height="0.999cm" svg:x="13.018cm" svg:y="12.342cm">
          <text:p text:style-name="P7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7cm" svg:height="0.999cm" svg:x="10.525cm" svg:y="12.342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0.999cm" svg:x="9.255cm" svg:y="12.342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0.999cm" svg:x="7.985cm" svg:y="12.342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0.999cm" svg:x="6.715cm" svg:y="12.342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0.999cm" svg:x="5.445cm" svg:y="12.342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0.999cm" svg:x="4.175cm" svg:y="12.342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0.999cm" svg:x="2.905cm" svg:y="12.342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0.999cm" svg:x="1.635cm" svg:y="12.342cm">
          <text:p text:style-name="P9"><text:span text:style-name="T3">0</text:span></text:p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5.632cm" svg:height="2.093cm" svg:x="1.317cm" svg:y="1.317cm">
          <draw:text-box>
            <text:p text:style-name="P10"><text:span text:style-name="T4">// "Print" the sum from each index to the end of the list</text:span></text:p>
            <text:p text:style-name="P10"><text:span text:style-name="T4">// How to solve this in O(N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7:24.737226922</meta:creation-date>
    <meta:generator>LibreOffice/24.2.5.2$Linux_X86_64 LibreOffice_project/420$Build-2</meta:generator>
    <dc:date>2024-07-20T14:25:31.213892648</dc:date>
    <meta:editing-duration>PT3M58S</meta:editing-duration>
    <meta:editing-cycles>1</meta:editing-cycles>
    <meta:document-statistic meta:object-count="34"/>
  </office:meta>
</office:document-meta>
</file>